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2" style:family="text">
      <style:text-properties style:font-name="FreeMono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Criar um vetor <text:span text:style-name="T7">vet</text:span> de 5 posições</text:p>
              </text:list-item>
              <text:list-item>
                <text:p xml:id="id15" text:id="id15">Ler 5 números e guardá-los em <text:span text:style-name="T7">vet</text:span></text:p>
              </text:list-item>
              <text:list-item>
                <text:p xml:id="id16" text:id="id16">Exbir todos os números de <text:span text:style-name="T7">vet</text:span></text:p>
              </text:list-item>
              <text:list-item>
                <text:p xml:id="id17" text:id="id17">Ler um outro número <text:span text:style-name="T7">I</text:span></text:p>
              </text:list-item>
              <text:list-item>
                <text:p xml:id="id18" text:id="id18">Remover o valor de <text:span text:style-name="T7">vet</text:span> no índice <text:span text:style-name="T7">I</text:span></text:p>
                <text:list>
                  <text:list-item>
                    <text:p xml:id="id19" text:id="id19">Manter o vetor sem burac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Precisamos re-ajustar as posições o tempo todo.</text:p>
              </text:list-item>
              <text:list-item>
                <text:p xml:id="id21" text:id="id21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2" draw:id="id22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4" draw:id="id24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25" draw:id="id25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26" draw:id="id26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5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6" draw:text-style-name="P7" xml:id="id27" draw:id="id27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6" draw:text-style-name="P7" xml:id="id28" draw:id="id28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6" draw:text-style-name="P7" xml:id="id29" draw:id="id29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6" draw:text-style-name="P7" xml:id="id30" draw:id="id30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1" draw:id="id31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32" draw:id="id32" draw:layer="layout" svg:width="10.636cm" svg:height="3.593cm" svg:x="8.207cm" svg:y="14.844cm">
          <draw:text-box>
            <text:p text:style-name="P8"><text:span text:style-name="T8">struct</text:span><text:span text:style-name="T9"> Caixa {</text:span></text:p>
            <text:p text:style-name="P8"><text:span text:style-name="T9"><text:s text:c="4"/></text:span><text:span text:style-name="T8">int</text:span><text:span text:style-name="T9"> valor;</text:span></text:p>
            <text:p text:style-name="P8"><text:span text:style-name="T9"><text:s text:c="4"/></text:span><text:span text:style-name="T8">struct</text:span><text:span text:style-name="T9"> Caixa* prox;</text:span></text:p>
            <text:p text:style-name="P8"><text:span text:style-name="T9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3" text:id="id33">Crie um programa que reproduza o estado do slide anterior antes de remover o índice <text:span text:style-name="T7">2</text:span></text:p>
              </text:list-item>
              <text:list-item>
                <text:p xml:id="id34" text:id="id34"><text:span text:style-name="T10">Cada caixa é um </text:span><text:span text:style-name="T11">struct Caixa</text:span></text:p>
              </text:list-item>
              <text:list-item>
                <text:p xml:id="id35" text:id="id35">O <text:span text:style-name="T7">valor</text:span> é o número dentro da caixa</text:p>
              </text:list-item>
              <text:list-item>
                <text:p xml:id="id36" text:id="id36">O <text:span text:style-name="T7">prox</text:span> é o endereço da próxima caixa</text:p>
              </text:list-item>
              <text:list-item>
                <text:p xml:id="id37" text:id="id37">Teste o programa, ex.:</text:p>
              </text:list-item>
              <text:list-item>
                <text:p xml:id="id38" text:id="id38"><text:span text:style-name="T12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Qual é o <text:span text:style-name="T7">prox</text:span> da última caixa?</text:p>
                <text:list>
                  <text:list-item>
                    <text:p xml:id="id40" text:id="id40">Tem que ser um endereço que “não existe”</text:p>
                  </text:list-item>
                  <text:list-item>
                    <text:p xml:id="id41" text:id="id41"><text:span text:style-name="T7">NULL</text:span> == 0</text:p>
                  </text:list-item>
                </text:list>
              </text:list-item>
              <text:list-item>
                <text:p xml:id="id42" text:id="id42">Crie uma função que receba um ponteiro para uma caixa e percorra todas as caixas (até o <text:span text:style-name="T7">NULL</text:span>), exibindo todos os valores</text:p>
              </text:list-item>
              <text:list-item>
                <text:p xml:id="id43" text:id="id43"><text:span text:style-name="T7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4" text:id="id44">Altere o Ex. 9.2 para remover a caixa no índice 2</text:p>
              </text:list-item>
              <text:list-item>
                <text:p xml:id="id45" text:id="id45">Exiba o valor das caixas (usando <text:span text:style-name="T7">exibe</text:span>)</text:p>
              </text:list-item>
              <text:list-item>
                <text:p xml:id="id46" text:id="id46">Insire a caixa removida, no início da lista</text:p>
              </text:list-item>
              <text:list-item>
                <text:p xml:id="id47" text:id="id47" text:style-name="P10">Exiba o valor das caixas (usando <text:span text:style-name="T7">exibe</text:span>)</text:p>
              </text:list-item>
              <text:list-item>
                <text:p xml:id="id48" text:id="id48" text:style-name="P10">Mantenha um novo ponteiro <text:span text:style-name="T7">cabeca</text:span> que sempre aponta para a caixa inicial</text:p>
                <text:list>
                  <text:list-item>
                    <text:p xml:id="id49" text:id="id49"><text:span text:style-name="T7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7">vet</text:span> de 5 posições</text:p>
              </text:list-item>
              <text:list-item>
                <text:p>Ler 5 números e guardá-los em <text:span text:style-name="T7">vet</text:span></text:p>
              </text:list-item>
              <text:list-item>
                <text:p>Exbir todos os números de <text:span text:style-name="T7">vet</text:span></text:p>
              </text:list-item>
              <text:list-item>
                <text:p>Ler um outro número <text:span text:style-name="T7">I</text:span></text:p>
              </text:list-item>
              <text:list-item>
                <text:p>Remover o valor de <text:span text:style-name="T7">vet</text:span> no índice <text:span text:style-name="T7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7">cabeca=NULL</text:span>),</text:p>
                <text:p>ler e incluir vários valores na lista até que seja digitado <text:span text:style-name="T7">-1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6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7">int contem (struct Caixa* caixa,</text:span></text:p>
                <text:p text:style-name="P10"><text:span text:style-name="T7"><text:s text:c="12"/></text:span><text:span text:style-name="T7">int valor);</text:span></text:p>
              </text:list-item>
              <text:list-item>
                <text:p xml:id="id50" text:id="id5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6" xml:id="id11" draw:id="id11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8" draw:text-style-name="P9" draw:layer="layout" svg:width="10.636cm" svg:height="4.106cm" svg:x="8.207cm" svg:y="14.588cm">
          <draw:text-box>
            <text:p text:style-name="P8"><text:span text:style-name="T8">struct</text:span><text:span text:style-name="T9"> Caixa {</text:span></text:p>
            <text:p text:style-name="P8"><text:span text:style-name="T9"><text:s text:c="4"/></text:span><text:span text:style-name="T8">int</text:span><text:span text:style-name="T9"> valor;</text:span></text:p>
            <text:p text:style-name="P8"><text:span text:style-name="T9"><text:s text:c="4"/></text:span><text:span text:style-name="T8">struct</text:span><text:span text:style-name="T9"> Caixa* ante;</text:span></text:p>
            <text:p text:style-name="P8"><text:span text:style-name="T9"><text:s text:c="4"/></text:span><text:span text:style-name="T8">struct</text:span><text:span text:style-name="T9"> Caixa* prox;</text:span></text:p>
            <text:p text:style-name="P8"><text:span text:style-name="T9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7">int retira (struct Caixa* caixa,</text:span></text:p>
                <text:p text:style-name="P10"><text:span text:style-name="T7"><text:s text:c="12"/></text:span><text:span text:style-name="T7">int valor);</text:span></text:p>
                <text:p text:style-name="P10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7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Podemos</text:p>
              </text:list-item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7">int contem (struct Caixa* caixa,</text:span></text:p>
                <text:p text:style-name="P10"><text:span text:style-name="T7"><text:s text:c="12"/></text:span><text:span text:style-name="T7">int valor)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4</meta:editing-cycles>
    <meta:editing-duration>P59DT3H59M12S</meta:editing-duration>
    <meta:initial-creator>chico </meta:initial-creator>
    <dc:date>2018-07-30T15:33:04.162634771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